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officeooo:paragraph-rsid="001eedfe"/>
    </style:style>
    <style:style style:name="T1" style:family="text">
      <style:text-properties officeooo:rsid="001eedf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ditional probability</text:p>
      <text:p text:style-name="Standard"/>
      <text:list xml:id="list1713995893" text:style-name="L1">
        <text:list-item>
          <text:p text:style-name="P4">The conditional probability of an event, A, with respect to another, B, is the probability of A occurring relative to B occurring. In other words when it is given that the event B occurs, it is indicative of reduction in sample space to only those outcomes that match B. Thus the probability of A is the number of favorable outcomes in this reduced sample space.</text:p>
        </text:list-item>
        <text:list-item>
          <text:p text:style-name="P4"><draw:frame draw:style-name="fr1" draw:name="Object1" text:anchor-type="as-char" svg:y="-0.2602in" svg:width="1.4354in" svg:height="0.4252in" draw:z-index="4"><draw:object xlink:href="./Object 1" xlink:type="simple" xlink:show="embed" xlink:actuate="onLoad"/><draw:image xlink:href="./ObjectReplacements/Object 1" xlink:type="simple" xlink:show="embed" xlink:actuate="onLoad"/></draw:frame>, <text:span text:style-name="T1">i.e., t</text:span>he probability of the occurrence of A given that B has occurred is the probability that both A and B have occurred measured relative to the probability that B has occurred.</text:p>
        </text:list-item>
      </text:list>
      <text:p text:style-name="Standard"/>
      <text:p text:style-name="P1">Multiplicative rule</text:p>
      <text:p text:style-name="Standard"><draw:frame draw:style-name="fr1" draw:name="Object2" text:anchor-type="as-char" svg:y="-0.5244in" svg:width="3.0217in" svg:height="1.002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Law of total probability</text:p>
      <text:p text:style-name="P3"><draw:frame draw:style-name="fr1" draw:name="Object5" text:anchor-type="as-char" svg:y="-0.3244in" svg:width="2.7228in" svg:height="0.6016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1">Bayes theorem</text:p>
      <text:p text:style-name="P3"><draw:frame draw:style-name="fr1" draw:name="Object3" text:anchor-type="as-char" svg:y="-0.7654in" svg:width="2.75in" svg:height="1.4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/>
      <text:p text:style-name="P1"><text:bookmark text:name="Independent events"/>Independent events</text:p>
      <text:p text:style-name="P3">Two events are said to be independent of each other if the occurrence of one has no influence on the other</text:p>
      <text:p text:style-name="P3"><draw:frame draw:style-name="fr1" draw:name="Object4" text:anchor-type="as-char" svg:y="-0.4283in" svg:width="5.211in" svg:height="0.8098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3">Ex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17T18:57:13</meta:creation-date>
    <dc:date>2013-02-07T10:17:31</dc:date>
    <dc:creator>Kempa </dc:creator>
    <meta:editing-duration>PT15H20M25S</meta:editing-duration>
    <meta:editing-cycles>14</meta:editing-cycles>
    <meta:generator>LibreOffice/3.6$Linux_x86 LibreOffice_project/360m1$Build-2</meta:generator>
    <meta:document-statistic meta:table-count="0" meta:image-count="0" meta:object-count="5" meta:page-count="1" meta:paragraph-count="13" meta:word-count="134" meta:character-count="761" meta:non-whitespace-character-count="633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i>A</mi>
            <mtext>|</mtext>
            <mi>B</mi>
          </mrow>
          <mo stretchy="false">)</mo>
        </mrow>
        <mo stretchy="false">=</mo>
        <mfrac>
          <mrow>
            <mi>P</mi>
            <mrow>
              <mo stretchy="false">(</mo>
              <mrow>
                <mrow>
                  <mi>A</mi>
                  <mo stretchy="false">∩</mo>
                  <mi>B</mi>
                </mrow>
              </mrow>
              <mo stretchy="false">)</mo>
            </mrow>
          </mrow>
          <mrow>
            <mi>P</mi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P(A "|" B) = {P(A intersection B)} over {P(B)}</annotation>
  </semantics>
</math>
</file>

<file path=Object 2/content.xml><?xml version="1.0" encoding="utf-8"?>
<math xmlns="http://www.w3.org/1998/Math/MathML">
  <semantics>
    <mtable>
      <mtr>
        <mtd>
          <mrow>
            <mi mathvariant="italic">For</mi>
            <mi mathvariant="italic">events</mi>
            <mi>A</mi>
            <mi>,</mi>
            <mrow>
              <mi>B</mi>
              <mo stretchy="false">⊆</mo>
              <mi mathvariant="italic">sample</mi>
            </mrow>
            <mi mathvariant="italic">space</mi>
            <mi>,</mi>
          </mrow>
        </mtd>
      </mtr>
      <mtr>
        <mtd>
          <mrow>
            <mi/>
            <mi>P</mi>
            <mrow>
              <mrow>
                <mo stretchy="false">(</mo>
                <mrow>
                  <mrow>
                    <mi>A</mi>
                    <mo stretchy="false">∩</mo>
                    <mi>B</mi>
                  </mrow>
                </mrow>
                <mo stretchy="false">)</mo>
              </mrow>
              <mo stretchy="false">=</mo>
              <mi>P</mi>
            </mrow>
            <mrow>
              <mo stretchy="false">(</mo>
              <mrow>
                <mi>B</mi>
              </mrow>
              <mo stretchy="false">)</mo>
            </mrow>
            <mi>P</mi>
            <mrow>
              <mrow>
                <mo stretchy="false">(</mo>
                <mrow>
                  <mi>A</mi>
                  <mtext>|</mtext>
                  <mi>B</mi>
                </mrow>
                <mo stretchy="false">)</mo>
              </mrow>
              <mo stretchy="false">=</mo>
              <mi>P</mi>
            </mrow>
            <mrow>
              <mo stretchy="false">(</mo>
              <mrow>
                <mi>A</mi>
              </mrow>
              <mo stretchy="false">)</mo>
            </mrow>
            <mi>P</mi>
            <mrow>
              <mo stretchy="false">(</mo>
              <mrow>
                <mi>B</mi>
                <mtext>|</mtext>
                <mi>A</mi>
              </mrow>
              <mo stretchy="false">)</mo>
            </mrow>
          </mrow>
        </mtd>
      </mtr>
      <mtr>
        <mtd>
          <mrow>
            <mi mathvariant="italic">When</mi>
            <mi>A</mi>
            <mtext>and</mtext>
            <mi>B</mi>
            <mi mathvariant="italic">are</mi>
            <mi mathvariant="italic">independent</mi>
            <mi>,</mi>
          </mrow>
        </mtd>
      </mtr>
      <mtr>
        <mtd>
          <mrow>
            <mi>P</mi>
            <mrow>
              <mrow>
                <mo stretchy="false">(</mo>
                <mrow>
                  <mi>A</mi>
                  <mtext>|</mtext>
                  <mi>B</mi>
                </mrow>
                <mo stretchy="false">)</mo>
              </mrow>
              <mo stretchy="false">=</mo>
              <mi>P</mi>
            </mrow>
            <mrow>
              <mo stretchy="false">(</mo>
              <mrow>
                <mi>A</mi>
              </mrow>
              <mo stretchy="false">)</mo>
            </mrow>
            <mtext>and</mtext>
            <mi>P</mi>
            <mrow>
              <mrow>
                <mo stretchy="false">(</mo>
                <mrow>
                  <mi>B</mi>
                  <mtext>|</mtext>
                  <mi>A</mi>
                </mrow>
                <mo stretchy="false">)</mo>
              </mrow>
              <mo stretchy="false">=</mo>
              <mi>P</mi>
            </mrow>
            <mrow>
              <mo stretchy="false">(</mo>
              <mrow>
                <mi>B</mi>
              </mrow>
              <mo stretchy="false">)</mo>
            </mrow>
            <mi>,</mi>
            <mi mathvariant="italic">So</mi>
            <mi>,</mi>
          </mrow>
        </mtd>
      </mtr>
      <mtr>
        <mtd>
          <mrow>
            <mi>P</mi>
            <mrow>
              <mrow>
                <mo stretchy="false">(</mo>
                <mrow>
                  <mrow>
                    <mi>A</mi>
                    <mo stretchy="false">∩</mo>
                    <mi>B</mi>
                  </mrow>
                </mrow>
                <mo stretchy="false">)</mo>
              </mrow>
              <mo stretchy="false">=</mo>
              <mi>P</mi>
            </mrow>
            <mrow>
              <mo stretchy="false">(</mo>
              <mrow>
                <mi>A</mi>
              </mrow>
              <mo stretchy="false">)</mo>
            </mrow>
            <mi>P</mi>
            <mrow>
              <mo stretchy="false">(</mo>
              <mrow>
                <mi>B</mi>
              </mrow>
              <mo stretchy="false">)</mo>
            </mrow>
          </mrow>
        </mtd>
      </mtr>
    </mtable>
    <annotation encoding="StarMath 5.0">alignl For events A, B subseteq sample space, newline
~~ P(A intersection B) = P(B) P(A"|"B)   = P(A) P(B"|"A) newline
alignl When A "and" B are independent, newline
P(A"|"B) = P(A) "and" P(B"|"A) = P(B), So, newline
P(A intersection B) = P(A)  P(B)</annotation>
  </semantics>
</math>
</file>

<file path=Object 3/content.xml><?xml version="1.0" encoding="utf-8"?>
<math xmlns="http://www.w3.org/1998/Math/MathML">
  <semantics>
    <mtable>
      <mtr>
        <mtd>
          <mrow>
            <mi mathvariant="italic">For</mi>
            <mi>A</mi>
            <mi>,</mi>
            <mrow>
              <mi>B</mi>
              <mo stretchy="false">⊆</mo>
              <mi mathvariant="italic">sample</mi>
            </mrow>
            <mi mathvariant="italic">space</mi>
            <mi>,</mi>
          </mrow>
        </mtd>
      </mtr>
      <mtr>
        <mtd>
          <mrow>
            <mi>P</mi>
            <mrow>
              <mrow>
                <mo stretchy="false">(</mo>
                <mrow>
                  <mi>A</mi>
                  <mtext>|</mtext>
                  <mi>B</mi>
                </mrow>
                <mo stretchy="false">)</mo>
              </mrow>
              <mo stretchy="false">=</mo>
              <mfrac>
                <mrow>
                  <mi>P</mi>
                  <mrow>
                    <mo stretchy="false">(</mo>
                    <mrow>
                      <mrow>
                        <mi>A</mi>
                        <mo stretchy="false">∩</mo>
                        <mi>B</mi>
                      </mrow>
                    </mrow>
                    <mo stretchy="false">)</mo>
                  </mrow>
                </mrow>
                <mrow>
                  <mi>P</mi>
                  <mrow>
                    <mo stretchy="false">(</mo>
                    <mrow>
                      <mi>B</mi>
                    </mrow>
                    <mo stretchy="false">)</mo>
                  </mrow>
                </mrow>
              </mfrac>
            </mrow>
          </mrow>
        </mtd>
      </mtr>
      <mtr>
        <mtd>
          <mrow>
            <mi/>
            <mtext>=</mtext>
            <mfrac>
              <mrow>
                <mi>P</mi>
                <mrow>
                  <mo stretchy="false">(</mo>
                  <mrow>
                    <mi>A</mi>
                  </mrow>
                  <mo stretchy="false">)</mo>
                </mrow>
                <mi>P</mi>
                <mrow>
                  <mo stretchy="false">(</mo>
                  <mrow>
                    <mi>B</mi>
                    <mtext>|</mtext>
                    <mi>A</mi>
                  </mrow>
                  <mo stretchy="false">)</mo>
                </mrow>
              </mrow>
              <mrow>
                <mi>P</mi>
                <mrow>
                  <mrow>
                    <mo stretchy="false">(</mo>
                    <mrow>
                      <mrow>
                        <mi>B</mi>
                        <mo stretchy="false">∩</mo>
                        <mi>A</mi>
                      </mrow>
                    </mrow>
                    <mo stretchy="false">)</mo>
                  </mrow>
                  <mo stretchy="false">+</mo>
                  <mi>P</mi>
                </mrow>
                <mrow>
                  <mo stretchy="false">(</mo>
                  <mrow>
                    <mrow>
                      <mi>B</mi>
                      <mo stretchy="false">∩</mo>
                      <mover accent="true">
                        <mi>A</mi>
                        <mo>¯</mo>
                      </mover>
                    </mrow>
                  </mrow>
                  <mo stretchy="false">)</mo>
                </mrow>
              </mrow>
            </mfrac>
          </mrow>
        </mtd>
      </mtr>
      <mtr>
        <mtd>
          <mrow>
            <mi/>
            <mtext>=</mtext>
            <mfrac>
              <mrow>
                <mi>P</mi>
                <mrow>
                  <mo stretchy="false">(</mo>
                  <mrow>
                    <mi>A</mi>
                  </mrow>
                  <mo stretchy="false">)</mo>
                </mrow>
                <mi>P</mi>
                <mrow>
                  <mo stretchy="false">(</mo>
                  <mrow>
                    <mi>B</mi>
                    <mtext>|</mtext>
                    <mi>A</mi>
                  </mrow>
                  <mo stretchy="false">)</mo>
                </mrow>
              </mrow>
              <mrow>
                <mi>P</mi>
                <mrow>
                  <mo stretchy="false">(</mo>
                  <mrow>
                    <mi>B</mi>
                  </mrow>
                  <mo stretchy="false">)</mo>
                </mrow>
                <mi>P</mi>
                <mrow>
                  <mrow>
                    <mo stretchy="false">(</mo>
                    <mrow>
                      <mi>B</mi>
                      <mtext>|</mtext>
                      <mi>A</mi>
                    </mrow>
                    <mo stretchy="false">)</mo>
                  </mrow>
                  <mo stretchy="false">+</mo>
                  <mi>P</mi>
                </mrow>
                <mrow>
                  <mo stretchy="false">(</mo>
                  <mrow>
                    <mi>B</mi>
                  </mrow>
                  <mo stretchy="false">)</mo>
                </mrow>
                <mi>P</mi>
                <mrow>
                  <mo stretchy="false">(</mo>
                  <mrow>
                    <mi>B</mi>
                    <mtext>|</mtext>
                    <mover accent="true">
                      <mi>A</mi>
                      <mo>¯</mo>
                    </mover>
                  </mrow>
                  <mo stretchy="false">)</mo>
                </mrow>
              </mrow>
            </mfrac>
          </mrow>
        </mtd>
      </mtr>
    </mtable>
    <annotation encoding="StarMath 5.0">alignl For A, B subseteq sample space, newline 
alignl P(A "|" B) = {P(A intersection B)} over {P(B)} newline
~~~~~~~~"=" {P(A) P(B "|" A)} over {P(B intersection A) + P(B intersection overline A)} newline
~~~~~~~~"=" {P(A) P(B "|" A)} over {P(B) P(B"|"A)+ P(B) P(B "|" overline A)}</annotation>
  </semantics>
</math>
</file>

<file path=Object 4/content.xml><?xml version="1.0" encoding="utf-8"?>
<math xmlns="http://www.w3.org/1998/Math/MathML">
  <semantics>
    <mtable>
      <mtr>
        <mtd>
          <mrow>
            <mi mathvariant="italic">For</mi>
            <mi>A</mi>
            <mi>,</mi>
            <mrow>
              <mi>B</mi>
              <mo stretchy="false">⊆</mo>
              <mi mathvariant="italic">sample</mi>
            </mrow>
            <mi mathvariant="italic">space</mi>
            <mi>,</mi>
          </mrow>
        </mtd>
      </mtr>
      <mtr>
        <mtd>
          <mrow>
            <mi/>
            <mi>P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i>P</mi>
            </mrow>
            <mrow>
              <mrow>
                <mo stretchy="false">(</mo>
                <mrow>
                  <mrow>
                    <mi>A</mi>
                    <mo stretchy="false">∩</mo>
                    <mi>B</mi>
                  </mrow>
                </mrow>
                <mo stretchy="false">)</mo>
              </mrow>
              <mo stretchy="false">+</mo>
              <mi>P</mi>
            </mrow>
            <mrow>
              <mo stretchy="false">(</mo>
              <mrow>
                <mrow>
                  <mi>A</mi>
                  <mo stretchy="false">∩</mo>
                  <mover accent="true">
                    <mrow>
                      <mi>B</mi>
                    </mrow>
                    <mo>¯</mo>
                  </mover>
                </mrow>
              </mrow>
              <mo stretchy="false">)</mo>
            </mrow>
          </mrow>
        </mtd>
      </mtr>
      <mtr>
        <mtd>
          <mrow>
            <mi/>
            <mtext>=</mtext>
            <mi>P</mi>
            <mrow>
              <mo stretchy="false">(</mo>
              <mrow>
                <mi>B</mi>
              </mrow>
              <mo stretchy="false">)</mo>
            </mrow>
            <mi>P</mi>
            <mrow>
              <mrow>
                <mo stretchy="false">(</mo>
                <mrow>
                  <mi>A</mi>
                  <mtext>|</mtext>
                  <mi>B</mi>
                </mrow>
                <mo stretchy="false">)</mo>
              </mrow>
              <mo stretchy="false">+</mo>
              <mi>P</mi>
            </mrow>
            <mrow>
              <mo stretchy="false">(</mo>
              <mrow>
                <mover accent="true">
                  <mi>B</mi>
                  <mo>¯</mo>
                </mover>
              </mrow>
              <mo stretchy="false">)</mo>
            </mrow>
            <mi>P</mi>
            <mrow>
              <mo stretchy="false">(</mo>
              <mrow>
                <mi>A</mi>
                <mtext>|</mtext>
                <mover accent="true">
                  <mi>B</mi>
                  <mo>¯</mo>
                </mover>
              </mrow>
              <mo stretchy="false">)</mo>
            </mrow>
          </mrow>
        </mtd>
      </mtr>
    </mtable>
    <annotation encoding="StarMath 5.0">alignl For A, B subseteq sample space, newline 
alignl ~~P(A) = P(A intersection B) + P(A intersection overline{B}) newline~~~~~~~~
"=" P(B) P(A "|" B) + P(overline B) P(A "|" overline B)
</annotation>
  </semantics>
</math>
</file>

<file path=Object 5/content.xml><?xml version="1.0" encoding="utf-8"?>
<math xmlns="http://www.w3.org/1998/Math/MathML">
  <semantics>
    <mtable>
      <mtr>
        <mtd>
          <mrow>
            <mi mathvariant="italic">The</mi>
            <mi mathvariant="italic">events</mi>
            <mi>A</mi>
            <mi>,</mi>
            <mrow>
              <mi>B</mi>
              <mo stretchy="false">⊆</mo>
              <mi mathvariant="italic">sample</mi>
            </mrow>
            <mi mathvariant="italic">space</mi>
            <mi mathvariant="italic">are</mi>
            <mi mathvariant="italic">independent</mi>
            <mi mathvariant="italic">if</mi>
            <mi mathvariant="italic">any</mi>
            <mi mathvariant="italic">one</mi>
            <mi mathvariant="italic">of</mi>
            <mi mathvariant="italic">the</mi>
            <mi mathvariant="italic">below</mi>
            <mi mathvariant="italic">is</mi>
            <mi mathvariant="italic">true</mi>
            <mi>,</mi>
          </mrow>
        </mtd>
      </mtr>
      <mtr>
        <mtd>
          <mrow>
            <mn>1.</mn>
            <mi>P</mi>
            <mrow>
              <mrow>
                <mo stretchy="false">(</mo>
                <mrow>
                  <mrow>
                    <mi>A</mi>
                    <mo stretchy="false">∩</mo>
                    <mi>B</mi>
                  </mrow>
                </mrow>
                <mo stretchy="false">)</mo>
              </mrow>
              <mo stretchy="false">=</mo>
              <mi>P</mi>
            </mrow>
            <mrow>
              <mo stretchy="false">(</mo>
              <mrow>
                <mi>A</mi>
              </mrow>
              <mo stretchy="false">)</mo>
            </mrow>
            <mi>P</mi>
            <mrow>
              <mo stretchy="false">(</mo>
              <mrow>
                <mi>B</mi>
              </mrow>
              <mo stretchy="false">)</mo>
            </mrow>
            <mtext>or</mtext>
          </mrow>
        </mtd>
      </mtr>
      <mtr>
        <mtd>
          <mrow>
            <mn>2.</mn>
            <mi>P</mi>
            <mrow>
              <mrow>
                <mo stretchy="false">(</mo>
                <mrow>
                  <mi>A</mi>
                  <mtext>|</mtext>
                  <mi>B</mi>
                </mrow>
                <mo stretchy="false">)</mo>
              </mrow>
              <mo stretchy="false">=</mo>
              <mi>P</mi>
            </mrow>
            <mrow>
              <mo stretchy="false">(</mo>
              <mrow>
                <mi>A</mi>
              </mrow>
              <mo stretchy="false">)</mo>
            </mrow>
            <mtext>or</mtext>
          </mrow>
        </mtd>
      </mtr>
      <mtr>
        <mtd>
          <mrow>
            <mn>3.</mn>
            <mi>P</mi>
            <mrow>
              <mrow>
                <mo stretchy="false">(</mo>
                <mrow>
                  <mi>B</mi>
                  <mtext>|</mtext>
                  <mi>A</mi>
                </mrow>
                <mo stretchy="false">)</mo>
              </mrow>
              <mo stretchy="false">=</mo>
              <mi>P</mi>
            </mrow>
            <mrow>
              <mo stretchy="false">(</mo>
              <mrow>
                <mi>B</mi>
              </mrow>
              <mo stretchy="false">)</mo>
            </mrow>
          </mrow>
        </mtd>
      </mtr>
    </mtable>
    <annotation encoding="StarMath 5.0">alignl The events A, B subseteq sample space are independent if any one of the below is true, newline 
alignl 1. P(A intersection B) = P(A)P(B) "or" newline
alignl 2. P(A"|"B) = P(A) "or" newline
alignl 3. P(B"|"A) = P(B)</annotation>
  </semantics>
</math>
</file>